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33cm"/>
    </style:style>
    <style:style style:name="gr8" style:family="graphic" style:parent-style-name="standard">
      <style:graphic-properties svg:stroke-width="0.1cm" svg:stroke-color="#808080" draw:marker-start-width="0.35cm" draw:marker-end-width="0.35cm" draw:fill="solid" draw:fill-color="#b84747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width="0.07cm" draw:marker-start-width="0.305cm" draw:marker-end="Стили_20_стрелок_20_1" draw:marker-end-width="0.405cm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svg:stroke-width="0.1cm" svg:stroke-color="#808080" draw:marker-start-width="0.35cm" draw:marker-end-width="0.35cm" draw:fill="solid" draw:fill-color="#198a8a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08080" draw:marker-start-width="0.35cm" draw:marker-end-width="0.35cm" draw:fill="solid" draw:fill-color="#00808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8080" draw:marker-start-width="0.35cm" draw:marker-end-width="0.35cm" draw:fill="solid" draw:fill-color="#00ae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8080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line-height="100%" fo:text-align="center"/>
      <style:text-properties fo:font-weight="bold" style:font-weight-asian="bold" style:font-weight-complex="bold"/>
    </style:style>
    <style:style style:name="P5" style:family="paragraph">
      <style:paragraph-properties fo:line-height="100%" fo:text-align="center"/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>
      <style:paragraph-properties fo:text-align="center"/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ffffff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4.45cm" svg:height="6.4cm" svg:x="1.35cm" svg:y="9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5cm" svg:height="7cm" svg:x="4.15cm" svg:y="1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95cm" svg:y1="3.55cm" svg:x2="4.6cm" svg:y2="3.55cm">
          <text:p/>
        </draw:line>
        <draw:frame draw:style-name="gr3" draw:layer="layout" svg:width="1.035cm" svg:height="0.963cm" svg:x="12.182cm" svg:y="4.947cm">
          <draw:text-box>
            <text:p>...</text:p>
          </draw:text-box>
        </draw:frame>
        <draw:line draw:style-name="gr2" draw:text-style-name="P1" draw:layer="layout" svg:x1="6.417cm" svg:y1="4.01cm" svg:x2="6.417cm" svg:y2="4.81cm">
          <text:p/>
        </draw:line>
        <draw:line draw:style-name="gr2" draw:text-style-name="P1" draw:layer="layout" svg:x1="10.417cm" svg:y1="4.01cm" svg:x2="10.417cm" svg:y2="4.81cm">
          <text:p/>
        </draw:line>
        <draw:line draw:style-name="gr2" draw:text-style-name="P1" draw:layer="layout" svg:x1="15.017cm" svg:y1="4.01cm" svg:x2="15.017cm" svg:y2="4.76cm">
          <text:p/>
        </draw:line>
        <draw:line draw:style-name="gr2" draw:text-style-name="P1" draw:layer="layout" svg:x1="10.4cm" svg:y1="6.6cm" svg:x2="10.4cm" svg:y2="7.8cm">
          <text:p/>
        </draw:line>
        <draw:line draw:style-name="gr2" draw:text-style-name="P1" draw:layer="layout" svg:x1="15.017cm" svg:y1="6.61cm" svg:x2="15.017cm" svg:y2="7.81cm">
          <text:p/>
        </draw:line>
        <draw:frame draw:style-name="gr4" draw:text-style-name="P3" draw:layer="layout" svg:width="2.504cm" svg:height="0.814cm" svg:x="4.077cm" svg:y="6.776cm">
          <draw:text-box>
            <text:p text:style-name="P2"><text:span text:style-name="T1">Индекс 1</text:span></text:p>
          </draw:text-box>
        </draw:frame>
        <draw:frame draw:style-name="gr4" draw:text-style-name="P3" draw:layer="layout" svg:width="2.504cm" svg:height="0.814cm" svg:x="7.647cm" svg:y="6.81cm">
          <draw:text-box>
            <text:p text:style-name="P2"><text:span text:style-name="T1">Индекс 2</text:span></text:p>
          </draw:text-box>
        </draw:frame>
        <draw:frame draw:style-name="gr4" draw:text-style-name="P3" draw:layer="layout" svg:width="2.61cm" svg:height="0.814cm" svg:x="12.317cm" svg:y="6.81cm">
          <draw:text-box>
            <text:p text:style-name="P2"><text:span text:style-name="T1">Индекс N</text:span></text:p>
          </draw:text-box>
        </draw:frame>
        <draw:frame draw:style-name="gr5" draw:text-style-name="P5" draw:layer="layout" svg:width="3.635cm" svg:height="2.503cm" svg:x="1.047cm" svg:y="2.363cm">
          <draw:text-box>
            <text:p text:style-name="P4"><text:span text:style-name="T1">Отсчеты </text:span></text:p>
            <text:p text:style-name="P4"><text:span text:style-name="T1">входной </text:span></text:p>
            <text:p text:style-name="P4"><text:span text:style-name="T1">речи с выхода</text:span></text:p>
            <text:p text:style-name="P4"><text:span text:style-name="T1"><text:s/></text:span><text:span text:style-name="T1">АЦП</text:span></text:p>
          </draw:text-box>
        </draw:frame>
        <draw:frame draw:style-name="gr4" draw:text-style-name="P6" draw:layer="layout" svg:width="2.352cm" svg:height="1.217cm" svg:x="17.25cm" svg:y="8.8cm">
          <draw:text-box>
            <text:p text:style-name="P1"><text:span text:style-name="T2">Битовый </text:span></text:p>
            <text:p text:style-name="P1"><text:span text:style-name="T2">поток</text:span></text:p>
          </draw:text-box>
        </draw:frame>
        <draw:frame draw:style-name="gr4" draw:text-style-name="P7" draw:layer="layout" svg:width="1.776cm" svg:height="0.802cm" svg:x="4.924cm" svg:y="2.05cm">
          <draw:text-box>
            <text:p><text:span text:style-name="T3">Кодер</text:span></text:p>
          </draw:text-box>
        </draw:frame>
        <draw:frame draw:style-name="gr4" draw:layer="layout" svg:width="1.035cm" svg:height="0.963cm" svg:x="10.65cm" svg:y="11.3cm">
          <draw:text-box>
            <text:p>...</text:p>
          </draw:text-box>
        </draw:frame>
        <draw:line draw:style-name="gr2" draw:text-style-name="P1" draw:layer="layout" svg:x1="4.85cm" svg:y1="10.26cm" svg:x2="4.85cm" svg:y2="11.06cm">
          <text:p/>
        </draw:line>
        <draw:line draw:style-name="gr2" draw:text-style-name="P1" draw:layer="layout" svg:x1="8.45cm" svg:y1="10.26cm" svg:x2="8.45cm" svg:y2="11.06cm">
          <text:p/>
        </draw:line>
        <draw:line draw:style-name="gr2" draw:text-style-name="P1" draw:layer="layout" svg:x1="13.25cm" svg:y1="10.26cm" svg:x2="13.25cm" svg:y2="11.01cm">
          <text:p/>
        </draw:line>
        <draw:line draw:style-name="gr2" draw:text-style-name="P1" draw:layer="layout" svg:x1="4.85cm" svg:y1="12.856cm" svg:x2="4.85cm" svg:y2="13.46cm">
          <text:p/>
        </draw:line>
        <draw:line draw:style-name="gr2" draw:text-style-name="P1" draw:layer="layout" svg:x1="8.85cm" svg:y1="12.86cm" svg:x2="8.85cm" svg:y2="13.46cm">
          <text:p/>
        </draw:line>
        <draw:line draw:style-name="gr2" draw:text-style-name="P1" draw:layer="layout" svg:x1="13.45cm" svg:y1="12.86cm" svg:x2="13.45cm" svg:y2="13.46cm">
          <text:p/>
        </draw:line>
        <draw:line draw:style-name="gr2" draw:text-style-name="P1" draw:layer="layout" svg:x1="15.15cm" svg:y1="13.8cm" svg:x2="15.85cm" svg:y2="13.8cm">
          <text:p/>
        </draw:line>
        <draw:frame draw:style-name="gr4" draw:text-style-name="P3" draw:layer="layout" svg:width="2.504cm" svg:height="0.814cm" svg:x="2.38cm" svg:y="10.3cm">
          <draw:text-box>
            <text:p text:style-name="P2"><text:span text:style-name="T1">Индекс 1</text:span></text:p>
          </draw:text-box>
        </draw:frame>
        <draw:frame draw:style-name="gr6" draw:text-style-name="P3" draw:layer="layout" svg:width="2.504cm" svg:height="0.814cm" svg:x="6cm" svg:y="10.252cm">
          <draw:text-box>
            <text:p text:style-name="P2"><text:span text:style-name="T1">Индекс 2</text:span></text:p>
          </draw:text-box>
        </draw:frame>
        <draw:frame draw:style-name="gr4" draw:text-style-name="P3" draw:layer="layout" svg:width="2.61cm" svg:height="0.814cm" svg:x="10.624cm" svg:y="10.25cm">
          <draw:text-box>
            <text:p text:style-name="P2"><text:span text:style-name="T1">Индекс N</text:span></text:p>
          </draw:text-box>
        </draw:frame>
        <draw:frame draw:style-name="gr7" draw:text-style-name="P8" draw:layer="layout" svg:width="4.49cm" svg:height="2.503cm" svg:x="15.66cm" svg:y="12.497cm">
          <draw:text-box>
            <text:p text:style-name="P1"><text:span text:style-name="T1">Отсчеты </text:span></text:p>
            <text:p text:style-name="P1"><text:span text:style-name="T1">синтезированной </text:span></text:p>
            <text:p text:style-name="P1"><text:span text:style-name="T1">речи на вход </text:span></text:p>
            <text:p text:style-name="P1"><text:span text:style-name="T1">ЦАП</text:span></text:p>
          </draw:text-box>
        </draw:frame>
        <draw:frame draw:style-name="gr4" draw:text-style-name="P7" draw:layer="layout" svg:width="2.25cm" svg:height="0.802cm" svg:x="2.5cm" svg:y="14.4cm">
          <draw:text-box>
            <text:p><text:span text:style-name="T3">Декодер</text:span></text:p>
          </draw:text-box>
        </draw:frame>
        <draw:custom-shape draw:style-name="gr8" draw:text-style-name="P9" draw:layer="layout" svg:width="3.767cm" svg:height="1.8cm" svg:x="4.45cm" svg:y="4.81cm">
          <text:p text:style-name="P9"><text:span text:style-name="T4">Выделение </text:span></text:p>
          <text:p text:style-name="P9"><text:span text:style-name="T4">и кодирование </text:span></text:p>
          <text:p text:style-name="P9"><text:span text:style-name="T4">параметра №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6.867cm" svg:y1="8.21cm" svg:x2="15.25cm" svg:y2="9.86cm" draw:start-shape="id1" draw:end-shape="id2" draw:end-glue-point="1" svg:d="m16867 8210h551v1650h-2168">
          <text:p/>
        </draw:connector>
        <draw:custom-shape draw:style-name="gr10" draw:text-style-name="P9" draw:layer="layout" svg:width="3.733cm" svg:height="1.8cm" svg:x="8.617cm" svg:y="4.81cm">
          <text:p text:style-name="P9"><text:span text:style-name="T4">Выделение </text:span></text:p>
          <text:p text:style-name="P9"><text:span text:style-name="T4">и кодирование </text:span></text:p>
          <text:p text:style-name="P9"><text:span text:style-name="T4">параметра №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.833cm" svg:height="1.85cm" svg:x="13.217cm" svg:y="4.76cm">
          <text:p text:style-name="P9"><text:span text:style-name="T4">Выделение </text:span></text:p>
          <text:p text:style-name="P9"><text:span text:style-name="T4">и кодирование </text:span></text:p>
          <text:p text:style-name="P9"><text:span text:style-name="T4">параметра №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2.2cm" svg:height="1cm" svg:x="4.617cm" svg:y="3.01cm">
          <text:p text:style-name="P9"><text:span text:style-name="T4">Анализ и обработ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1" draw:layer="layout" svg:width="12.25cm" svg:height="0.8cm" svg:x="4.617cm" svg:y="7.81cm">
          <text:p text:style-name="P9"><text:span text:style-name="T4">Упак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2" draw:layer="layout" svg:width="12.2cm" svg:height="0.8cm" svg:x="3.05cm" svg:y="9.46cm">
          <text:p text:style-name="P9"><text:span text:style-name="T4">Распак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9cm" svg:height="1.8cm" svg:x="2.75cm" svg:y="11.06cm">
          <text:p text:style-name="P9"><text:span text:style-name="T4">Декодирование </text:span></text:p>
          <text:p text:style-name="P9"><text:span text:style-name="T4">параметра №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3.8cm" svg:height="1.85cm" svg:x="6.85cm" svg:y="11.01cm">
          <text:p text:style-name="P9"><text:span text:style-name="T4">Декодирование </text:span></text:p>
          <text:p text:style-name="P9"><text:span text:style-name="T4">параметра №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.75cm" svg:height="1.8cm" svg:x="11.65cm" svg:y="11.06cm">
          <text:p text:style-name="P9"><text:span text:style-name="T4">Декодирование </text:span></text:p>
          <text:p text:style-name="P9"><text:span text:style-name="T4">параметра №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2.1cm" svg:height="0.8cm" svg:x="3.05cm" svg:y="13.46cm">
          <text:p text:style-name="P9"><text:span text:style-name="T4">Комбинирование и обработ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417cm" svg:y1="6.61cm" svg:x2="6.417cm" svg:y2="7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29T17:32:33.45</meta:creation-date>
    <dc:date>2012-02-13T16:33:25.61</dc:date>
    <meta:editing-duration>PT13H11M32S</meta:editing-duration>
    <meta:editing-cycles>13</meta:editing-cycles>
    <meta:generator>OpenOffice.org/3.2$Win32 OpenOffice.org_project/320m12$Build-9483</meta:generator>
    <meta:document-statistic meta:object-count="40"/>
  </office:meta>
</office:document-meta>
</file>